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a0a5" officeooo:paragraph-rsid="001ba0a5"/>
    </style:style>
    <style:style style:name="P2" style:family="paragraph" style:parent-style-name="Standard">
      <style:text-properties officeooo:rsid="001c83b8" officeooo:paragraph-rsid="001c83b8"/>
    </style:style>
    <style:style style:name="P3" style:family="paragraph" style:parent-style-name="Standard">
      <style:text-properties officeooo:rsid="001e9bc8" officeooo:paragraph-rsid="001e9bc8"/>
    </style:style>
    <style:style style:name="P4" style:family="paragraph" style:parent-style-name="Standard">
      <style:text-properties officeooo:rsid="002063cc" officeooo:paragraph-rsid="002063cc"/>
    </style:style>
    <style:style style:name="P5" style:family="paragraph" style:parent-style-name="Standard">
      <style:text-properties officeooo:rsid="0022411b" officeooo:paragraph-rsid="0022411b"/>
    </style:style>
    <style:style style:name="P6" style:family="paragraph" style:parent-style-name="Standard">
      <style:text-properties officeooo:rsid="0023261e" officeooo:paragraph-rsid="0023261e"/>
    </style:style>
    <style:style style:name="T1" style:family="text">
      <style:text-properties officeooo:rsid="001e9bc8"/>
    </style:style>
    <style:style style:name="T2" style:family="text">
      <style:text-properties officeooo:rsid="002063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ython_</text:span>Siddamsetty_<text:span text:style-name="T1">sahithi_VT-936.docx</text:span></text:p>
      <text:p text:style-name="P1"/>
      <text:p text:style-name="P1">1.</text:p>
      <text:p text:style-name="P1"/>
      <text:p text:style-name="P1">There are six stages in linux booting process.They are:</text:p>
      <text:p text:style-name="P1"/>
      <text:p text:style-name="P1">BIOS</text:p>
      <text:p text:style-name="P1">MBR</text:p>
      <text:p text:style-name="P1">Grub</text:p>
      <text:p text:style-name="P1">Kernel </text:p>
      <text:p text:style-name="P1">Init </text:p>
      <text:p text:style-name="P1">Runlevel</text:p>
      <text:p text:style-name="P1"/>
      <text:p text:style-name="P1">These are six stages in linux booting process.Each stage in Linux Booting Process is explained below:</text:p>
      <text:p text:style-name="P1"/>
      <text:p text:style-name="P1">BIOS:</text:p>
      <text:p text:style-name="P1"><text:s/></text:p>
      <text:p text:style-name="P1">BIOS stands for Basic Input/output system.It Performs some system Integrity checks,It searches and loads the BootLoader <text:s/>Program</text:p>
      <text:p text:style-name="P1"/>
      <text:p text:style-name="P1">MBR:</text:p>
      <text:p text:style-name="P1"><text:s/></text:p>
      <text:p text:style-name="P1">MBR stands for Master Boot Record .It typically stores in /dev/hda or /dev/sda of the system.MBR is less than 512 bytes in size.MBR loads and executes the Grub BootLoader</text:p>
      <text:p text:style-name="P1"/>
      <text:p text:style-name="P1">Grub:</text:p>
      <text:p text:style-name="P1"/>
      <text:p text:style-name="P1">Grub stands for Grand Unified Bootloader.When the system gets Power ON,a Grub menu would menu appear,in that we can select which type of kernel we want.If you have multiple kernel images installed on ur system,u can choose which one u want.</text:p>
      <text:p text:style-name="P1"><text:s/></text:p>
      <text:p text:style-name="P1">kernel:</text:p>
      <text:p text:style-name="P1">Mounted on RootFileSystem.Kernel executes sbin/init program,since init was the first program in linux kernel,its pid would be 1.initrd stands for initial RAM Disk.initrd is used by the kernel as temporary root file system untill kernel is booted and the real rootfile system is mounted.</text:p>
      <text:p text:style-name="P1"/>
      <text:p text:style-name="P1">Init:</text:p>
      <text:p text:style-name="P1">Looks at the /etc/inittab to decide LinuxKernel,Init identifies the default initltevel from /etc/inittab and uses that to load all appropriate program</text:p>
      <text:p text:style-name="P1"/>
      <text:p text:style-name="P1">Runlevel:</text:p>
      <text:p text:style-name="P2">When the linux system is bootingup,u might see various services getting started,For example,it might say,”starting sendmail....ok”.These are the runlevel programs executed from the runlevel directory as defined by ur runlevel.</text:p>
      <text:p text:style-name="P1"/>
      <text:p text:style-name="P1">3.</text:p>
      <text:p text:style-name="P1"/>
      <text:p text:style-name="P1">Memoryleak:</text:p>
      <text:p text:style-name="P1"/>
      <text:p text:style-name="P1">when dyanamically allocated memory is not freed after its use,it leads to memory leakIt is a very sensitive issuer in embedded programming as lots of memory leaks can cause system to stall.</text:p>
      <text:p text:style-name="P1"><text:soft-page-break/></text:p>
      <text:p text:style-name="P1">4.</text:p>
      <text:p text:style-name="P1"/>
      <text:p text:style-name="P1">Difference between Mutex and Semaphore:</text:p>
      <text:p text:style-name="P1"/>
      <text:p text:style-name="P1">Mutex is a Locking Mechanism wheras Semaphore is Signalling Mechanism,Here,if One thread is Performing execution,another thread can release the lock and perform the execution but the thread must be internal thread only,Wheras in Semaphore if one thread is performing execution,an external thread also may interrupt the internal thread and perform execution,This was the main difference between Mutex and Semaphore.</text:p>
      <text:p text:style-name="P1"/>
      <text:p text:style-name="P1">7.</text:p>
      <text:p text:style-name="P1"/>
      <text:p text:style-name="P1">DeadLock in Linux:</text:p>
      <text:p text:style-name="P1"/>
      <text:p text:style-name="P1">It is the situation in which two threads/processes sharing the same resource are effectively preventing each other from accessing the resource.resulting in both the programs ceasing to a function.</text:p>
      <text:p text:style-name="P1"/>
      <text:p text:style-name="P1">Synchronization mechanism is some set of APIs and Objects which can be used to protect critical region and avoid deadlocks/race condition.This is about deadlock in linux and resolving methods</text:p>
      <text:p text:style-name="P1"/>
      <text:p text:style-name="P1">6.</text:p>
      <text:p text:style-name="P1"/>
      <text:p text:style-name="P1">PageFault:</text:p>
      <text:p text:style-name="P1"/>
      <text:p text:style-name="P2">PageFault occurs when a program attempts to access data or code,that is in its address space,but is not currently located in system RAM</text:p>
      <text:p text:style-name="P1"/>
      <text:p text:style-name="P1">5.</text:p>
      <text:p text:style-name="P1"/>
      <text:p text:style-name="P1">CoreDump:</text:p>
      <text:p text:style-name="P1"/>
      <text:p text:style-name="P1">CoreDump is nothing but copying or printing contents of RAM into Hard disk,Here,in short just taking the snapshots of RAM into HardDisk.</text:p>
      <text:p text:style-name="P1"/>
      <text:p text:style-name="P1">8.</text:p>
      <text:p text:style-name="P1">Static Library Vs Dyanamic Library:</text:p>
      <text:p text:style-name="P1"/>
      <text:p text:style-name="P1">Static Libraries is the result of the linker <text:s/>making copy of all used library functions to the executable file.Static Libraries create large binaries and need more space and memory.examples of static libraries are .a files in linux and .lib files in windows.</text:p>
      <text:p text:style-name="P1"/>
      <text:p text:style-name="P1">Dyanamic Library:</text:p>
      <text:p text:style-name="P1"/>
      <text:p text:style-name="P1">Dyanamic linking doesn’t require the code to be copied,it is done by just pacing name in binary file.The actual l;inking happens,when the program is run,when both the binary file and the library are in memory,examples of dyanamic libraries are .so in linux and .dll in windows.</text:p>
      <text:p text:style-name="P1">These are static and dyanamic libraries.</text:p>
      <text:p text:style-name="P1"/>
      <text:p text:style-name="P1"/>
      <text:p text:style-name="P1">9.</text:p>
      <text:p text:style-name="P1"><text:soft-page-break/>Interrupt Mechanism:</text:p>
      <text:p text:style-name="P1">There are two ways in which cpu can check the request from hardware,They are Polling and Interrupt</text:p>
      <text:p text:style-name="P1"/>
      <text:p text:style-name="P1">In Polling,the CPU keeps on checking all the hardwares of the avaliability on a request.</text:p>
      <text:p text:style-name="P1">In Interrupt,the Cpu takes care of hardware only when the hardware requests same service.</text:p>
      <text:p text:style-name="P3">When an interrupt occurs,the processor looks if interrupts are masked.if they are,noting happens untill they are masked.<text:span text:style-name="T2">when interrupts becomes unmasked,if there any pending interrupts,the processor picks one.</text:span></text:p>
      <text:p text:style-name="P3"/>
      <text:p text:style-name="P4">Then the processor executes the interrupt by branching to a particular address in memry,the code at that address is interrupt handler.The interrupt handler must run quickly,because it prevents other interrupt fronm running.In the linux kernel,the interrupt processing is divided into two parts,they are </text:p>
      <text:p text:style-name="P4">top half and bottom half.</text:p>
      <text:p text:style-name="P4">The top half is the interrupt handler,it does the minimun necessary,typically communicate with hardware ans set a flag somewhere in kernal memory.</text:p>
      <text:p text:style-name="P4">The bottom half does any other processing,for example copying data into process memory,updating kernel datastructures etc.,</text:p>
      <text:p text:style-name="P4">This is about Interrupt Handling and types of Interrupt mecahanisms in detail.</text:p>
      <text:p text:style-name="P1"/>
      <text:p text:style-name="P1">10.</text:p>
      <text:p text:style-name="P1"/>
      <text:p text:style-name="P1">It is an action taken by the linux kernel when it experiences a situation from where it can’t recover safely,in many cases the system may keep on running but due to security risk by fearing security breach the kernel reboots or instructs <text:s/>to be rebooted manually.</text:p>
      <text:p text:style-name="P1"/>
      <text:p text:style-name="P1">It can be caused due to many reasons:</text:p>
      <text:p text:style-name="P1"/>
      <text:p text:style-name="P1">Hardware failure</text:p>
      <text:p text:style-name="P1">Software bus in OS</text:p>
      <text:p text:style-name="P1">During booting,the kernel panic may happen due to reasons.</text:p>
      <text:p text:style-name="P1"><text:s/>1. <text:s/>Kernel not currenty configured,compiled or installed.</text:p>
      <text:p text:style-name="P1"><text:s/>2. Incompatablity of OS,hardware failure including RAM.</text:p>
      <text:p text:style-name="P1">3. <text:s/>After booting,if init process dies.</text:p>
      <text:p text:style-name="P1"/>
      <text:p text:style-name="P2">3.</text:p>
      <text:p text:style-name="P2"/>
      <text:p text:style-name="P2">StackOverflow:</text:p>
      <text:p text:style-name="P2">A Stackoverflow occurs if the call stack pointer exceeds the stack bound.the call stack may contain limited amount of address space,often determined at the start of program.</text:p>
      <text:p text:style-name="P2"/>
      <text:p text:style-name="P5">Python Programs:</text:p>
      <text:p text:style-name="P5"/>
      <text:p text:style-name="P6">#!/usr/bin/python</text:p>
      <text:p text:style-name="P6">def sum_xorofelem(l1):</text:p>
      <text:p text:style-name="P6"><text:s text:c="8"/>res=0</text:p>
      <text:p text:style-name="P6"><text:s text:c="8"/>length=len(l1)</text:p>
      <text:p text:style-name="P6"><text:s text:c="8"/>for i in range(length):</text:p>
      <text:p text:style-name="P6"><text:s text:c="16"/>for j in range(i+1,length):</text:p>
      <text:p text:style-name="P6"><text:s text:c="24"/>res+=(l1[i]^l1[j])</text:p>
      <text:p text:style-name="P6"><text:s text:c="8"/>return res</text:p>
      <text:p text:style-name="P6"/>
      <text:p text:style-name="P6"><text:soft-page-break/>l1=[7,3,5]</text:p>
      <text:p text:style-name="P6">l2=[5,9,7,6]</text:p>
      <text:p text:style-name="P6">res=sum_xorofelem(l1)</text:p>
      <text:p text:style-name="P6">print "The sum of xor of all pairs of numbers in array is:",res</text:p>
      <text:p text:style-name="P6">res=sum_xorofelem(l2)</text:p>
      <text:p text:style-name="P6">print "The sum of xor of all pairs of numbers in array is:",re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4:07:44.423966592</meta:creation-date>
    <dc:date>2018-02-26T17:14:10.987586539</dc:date>
    <meta:editing-duration>PT3H6M24S</meta:editing-duration>
    <meta:editing-cycles>6</meta:editing-cycles>
    <meta:generator>LibreOffice/5.1.6.2$Linux_X86_64 LibreOffice_project/10m0$Build-2</meta:generator>
    <meta:document-statistic meta:table-count="0" meta:image-count="0" meta:object-count="0" meta:page-count="4" meta:paragraph-count="85" meta:word-count="874" meta:character-count="5784" meta:non-whitespace-character-count="4907"/>
  </office:meta>
</office:document-meta>
</file>